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7cm" fo:min-width="8.044cm"/>
    </style:style>
    <style:style style:name="gr5" style:family="graphic" style:parent-style-name="standard">
      <style:graphic-properties draw:marker-end="Arrow" draw:marker-end-width="0.3cm"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7cm" fo:min-width="11.495cm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12pt"/>
    </style:style>
    <style:style style:name="P5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 fo:font-size="12pt"/>
    </style:style>
    <style:style style:name="P6" style:family="paragraph">
      <style:paragraph-properties fo:margin-left="0cm" fo:margin-right="0cm" fo:text-align="start" fo:text-indent="0cm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5cm" svg:height="1cm" svg:x="5cm" svg:y="7cm">
          <text:p text:style-name="P1">Pre<text:line-break/>Ru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3cm" svg:height="1cm" svg:x="6.5cm" svg:y="7cm">
          <text:p text:style-name="P1">Pre<text:line-break/>Sequen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9.5cm" svg:y="7cm">
          <text:p text:style-name="P1">Stimu<text:line-break/>lu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cm" svg:height="1cm" svg:x="11cm" svg:y="7cm">
          <text:p text:style-name="P1">IS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14.5cm" svg:y="7cm">
          <text:p text:style-name="P1">...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3cm" svg:height="1cm" svg:x="18.5cm" svg:y="7cm">
          <text:p text:style-name="P1">Post<text:line-break/>Sequen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cm" svg:height="1cm" svg:x="13.5cm" svg:y="7cm">
          <text:p text:style-name="P1">IS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cm" svg:height="1cm" svg:x="17.5cm" svg:y="7cm">
          <text:p text:style-name="P1">ISI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26cm" svg:y="7cm">
          <text:p text:style-name="P1">Post<text:line-break/>Ru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6.5cm" svg:y="5cm">
          <text:p text:style-name="P1">Focus<text:line-break/>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12cm" svg:y="7cm">
          <text:p text:style-name="P1">Stimu<text:line-break/>lu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16cm" svg:y="7cm">
          <text:p text:style-name="P1">Stimu<text:line-break/>lu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8cm" svg:y="5cm">
          <text:p text:style-name="P1">Stimu<text:line-break/>lu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18.5cm" svg:y="5cm">
          <text:p text:style-name="P1">Resul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.5cm" svg:height="1cm" svg:x="20cm" svg:y="5cm">
          <text:p text:style-name="P1">Stimu<text:line-break/>lu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" draw:text-style-name="P2" draw:layer="layout" svg:x1="21.5cm" svg:y1="7.5cm" svg:x2="26cm" svg:y2="7.5cm">
          <text:p/>
        </draw:line>
        <draw:custom-shape draw:style-name="gr3" draw:text-style-name="P4" draw:layer="layout" svg:width="3cm" svg:height="0.5cm" svg:x="22cm" svg:y="7.262cm">
          <text:p text:style-name="P3"><text:span text:style-name="T1">Next sequenc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4" draw:text-style-name="P5" draw:layer="layout" svg:width="3.876cm" svg:height="0.734cm" svg:x="5.895cm" svg:y="2.271cm">
          <draw:text-box>
            <text:p text:style-name="P5"><text:span text:style-name="T1">Only in Copy Mode</text:span></text:p>
          </draw:text-box>
        </draw:frame>
        <draw:line draw:style-name="gr5" draw:text-style-name="P2" draw:layer="layout" svg:x1="7.5cm" svg:y1="3cm" svg:x2="7cm" svg:y2="5cm">
          <text:p/>
        </draw:line>
        <draw:line draw:style-name="gr5" draw:text-style-name="P2" draw:layer="layout" svg:x1="8.5cm" svg:y1="3cm" svg:x2="9cm" svg:y2="5cm">
          <text:p/>
        </draw:line>
        <draw:frame draw:style-name="gr6" draw:text-style-name="P5" draw:layer="layout" svg:width="5.442cm" svg:height="0.734cm" svg:x="17.075cm" svg:y="2.271cm">
          <draw:text-box>
            <text:p text:style-name="P5"><text:span text:style-name="T1">Only in Copy and Free Mode</text:span></text:p>
          </draw:text-box>
        </draw:frame>
        <draw:line draw:style-name="gr5" draw:text-style-name="P2" draw:layer="layout" svg:x1="19.5cm" svg:y1="3cm" svg:x2="19cm" svg:y2="5cm">
          <text:p/>
        </draw:line>
        <draw:line draw:style-name="gr5" draw:text-style-name="P2" draw:layer="layout" svg:x1="20.5cm" svg:y1="3cm" svg:x2="21cm" svg:y2="5cm">
          <text:p/>
        </draw:line>
        <draw:line draw:style-name="gr7" draw:text-style-name="P2" draw:layer="layout" svg:x1="6.5cm" svg:y1="6cm" svg:x2="6.5cm" svg:y2="7cm">
          <text:p/>
        </draw:line>
        <draw:line draw:style-name="gr7" draw:text-style-name="P2" draw:layer="layout" svg:x1="9.5cm" svg:y1="6cm" svg:x2="9.5cm" svg:y2="7cm">
          <text:p/>
        </draw:line>
        <draw:line draw:style-name="gr7" draw:text-style-name="P2" draw:layer="layout" svg:x1="18.5cm" svg:y1="6cm" svg:x2="18.5cm" svg:y2="7cm">
          <text:p/>
        </draw:line>
        <draw:line draw:style-name="gr7" draw:text-style-name="P2" draw:layer="layout" svg:x1="21.5cm" svg:y1="6cm" svg:x2="21.5cm" svg:y2="7cm">
          <text:p/>
        </draw:line>
        <draw:custom-shape draw:style-name="gr8" draw:text-style-name="P1" draw:layer="layout" svg:width="1.5cm" svg:height="0.5cm" svg:x="5cm" svg:y="8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3cm" svg:height="0.5cm" svg:x="6.5cm" svg:y="8.5cm">
          <text:p text:style-name="P1">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9cm" svg:height="0.5cm" svg:x="9.5cm" svg:y="8.5cm">
          <text:p text:style-name="P1">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3cm" svg:height="0.5cm" svg:x="18.5cm" svg:y="8.5cm">
          <text:p text:style-name="P1">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.5cm" svg:height="0.5cm" svg:x="26cm" svg:y="8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6" draw:layer="layout" svg:width="4cm" svg:height="0.5cm" svg:x="1cm" svg:y="8.5cm">
          <text:p text:style-name="P6">PhaseInSequen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4.5cm" svg:height="0.5cm" svg:x="5cm" svg:y="9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.5cm" svg:height="0.5cm" svg:x="9.5cm" svg:y="9cm">
          <text:p text:style-name="P1">&gt;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3cm" svg:height="0.5cm" svg:x="18.5cm" svg:y="9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.5cm" svg:height="0.5cm" svg:x="26cm" svg:y="9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6" draw:layer="layout" svg:width="4cm" svg:height="0.5cm" svg:x="1cm" svg:y="9cm">
          <text:p text:style-name="P6">StimulusCo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cm" svg:height="0.5cm" svg:x="11cm" svg:y="9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.5cm" svg:height="0.5cm" svg:x="12cm" svg:y="9cm">
          <text:p text:style-name="P1">&gt;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cm" svg:height="0.5cm" svg:x="13.5cm" svg:y="9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.5cm" svg:height="0.5cm" svg:x="16cm" svg:y="9cm">
          <text:p text:style-name="P1">&gt;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cm" svg:height="0.5cm" svg:x="17.5cm" svg:y="9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4.5cm" svg:height="0.5cm" svg:x="5cm" svg:y="9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0.5cm" svg:height="0.5cm" svg:x="9.5cm" svg:y="9.5cm">
          <text:p text:style-name="P1">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3cm" svg:height="0.5cm" svg:x="18.5cm" svg:y="9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1.5cm" svg:height="0.5cm" svg:x="26cm" svg:y="9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6" draw:layer="layout" svg:width="4cm" svg:height="0.5cm" svg:x="1cm" svg:y="9.5cm">
          <text:p text:style-name="P6">StimulusBegi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2cm" svg:height="0.5cm" svg:x="10cm" svg:y="9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0.5cm" svg:height="0.5cm" svg:x="12cm" svg:y="9.5cm">
          <text:p text:style-name="P1">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2cm" svg:height="0.5cm" svg:x="12.5cm" svg:y="9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0.5cm" svg:height="0.5cm" svg:x="16cm" svg:y="9.5cm">
          <text:p text:style-name="P1">1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2cm" svg:height="0.5cm" svg:x="16.5cm" svg:y="9.5cm">
          <text:p text:style-name="P1">0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7" draw:text-style-name="P2" draw:layer="layout" svg:x1="5cm" svg:y1="8cm" svg:x2="5cm" svg:y2="8.5cm">
          <text:p/>
        </draw:line>
        <draw:line draw:style-name="gr7" draw:text-style-name="P2" draw:layer="layout" svg:x1="27.5cm" svg:y1="8cm" svg:x2="27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ürgen Mellinger</meta:initial-creator>
    <meta:creation-date>2007-11-05T17:41:06</meta:creation-date>
    <dc:creator>Jürgen Mellinger</dc:creator>
    <dc:date>2007-11-05T19:27:57</dc:date>
    <dc:language>de-DE</dc:language>
    <meta:editing-cycles>5</meta:editing-cycles>
    <meta:editing-duration>PT44M36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